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paragraph-rsid="000d99bc"/>
    </style:style>
    <style:style style:name="P2" style:family="paragraph" style:parent-style-name="Text_20_body" style:list-style-name="L4">
      <style:text-properties officeooo:rsid="000d99bc" officeooo:paragraph-rsid="000d99bc" fo:background-color="#b4c7dc"/>
    </style:style>
    <style:style style:name="P3" style:family="paragraph" style:parent-style-name="Text_20_body" style:list-style-name="L4">
      <style:text-properties officeooo:rsid="000d99bc" officeooo:paragraph-rsid="0012300a" fo:background-color="#b4c7dc"/>
    </style:style>
    <style:style style:name="P4" style:family="paragraph" style:parent-style-name="Text_20_body" style:list-style-name="L7">
      <style:text-properties officeooo:paragraph-rsid="0012300a" fo:background-color="#b4c7dc"/>
    </style:style>
    <style:style style:name="P5" style:family="paragraph" style:parent-style-name="Text_20_body" style:list-style-name="L4">
      <style:text-properties officeooo:paragraph-rsid="00136a44" fo:background-color="#b4c7dc"/>
    </style:style>
    <style:style style:name="P6" style:family="paragraph" style:parent-style-name="Text_20_body" style:list-style-name="L4">
      <style:text-properties officeooo:rsid="00136a44" officeooo:paragraph-rsid="00136a44" fo:background-color="#b4c7dc"/>
    </style:style>
    <style:style style:name="P7" style:family="paragraph" style:parent-style-name="Text_20_body" style:list-style-name="L4">
      <style:text-properties officeooo:rsid="00154f5e" officeooo:paragraph-rsid="00154f5e" fo:background-color="#b4c7dc"/>
    </style:style>
    <style:style style:name="P8" style:family="paragraph" style:parent-style-name="Text_20_body" style:list-style-name="L4">
      <style:text-properties officeooo:rsid="00154f5e" officeooo:paragraph-rsid="0015bcbd"/>
    </style:style>
    <style:style style:name="P9" style:family="paragraph" style:parent-style-name="Text_20_body" style:list-style-name="L9">
      <style:text-properties officeooo:rsid="00154f5e" officeooo:paragraph-rsid="0015bcbd"/>
    </style:style>
    <style:style style:name="P10" style:family="paragraph" style:parent-style-name="Text_20_body" style:list-style-name="L10">
      <style:text-properties officeooo:rsid="0015bcbd" officeooo:paragraph-rsid="0015bcbd"/>
    </style:style>
    <style:style style:name="P11" style:family="paragraph" style:parent-style-name="Text_20_body" style:list-style-name="L5">
      <style:paragraph-properties fo:margin-top="0cm" fo:margin-bottom="0cm" loext:contextual-spacing="false" fo:padding="0cm" fo:border="none"/>
      <style:text-properties officeooo:paragraph-rsid="000e1bf4"/>
    </style:style>
    <style:style style:name="P12" style:family="paragraph" style:parent-style-name="Text_20_body" style:list-style-name="L6">
      <style:paragraph-properties fo:margin-top="0cm" fo:margin-bottom="0cm" loext:contextual-spacing="false" fo:padding="0cm" fo:border="none"/>
      <style:text-properties officeooo:paragraph-rsid="000e1bf4"/>
    </style:style>
    <style:style style:name="P13" style:family="paragraph" style:parent-style-name="Text_20_body">
      <style:paragraph-properties fo:margin-top="0cm" fo:margin-bottom="0cm" loext:contextual-spacing="false" fo:padding="0cm" fo:border="none"/>
      <style:text-properties fo:font-weight="bold" officeooo:rsid="000f19b2" officeooo:paragraph-rsid="000f19b2" style:font-weight-asian="bold" style:font-weight-complex="bold"/>
    </style:style>
    <style:style style:name="P14" style:family="paragraph" style:parent-style-name="Text_20_body" style:list-style-name="L6">
      <style:paragraph-properties fo:margin-top="0cm" fo:margin-bottom="0cm" loext:contextual-spacing="false" fo:padding="0cm" fo:border="none"/>
      <style:text-properties officeooo:paragraph-rsid="000e1bf4" fo:background-color="#b4c7dc"/>
    </style:style>
    <style:style style:name="P15" style:family="paragraph" style:parent-style-name="Text_20_body">
      <style:paragraph-properties fo:padding="0cm" fo:border="none"/>
    </style:style>
    <style:style style:name="P16" style:family="paragraph" style:parent-style-name="Text_20_body">
      <style:paragraph-properties fo:padding="0cm" fo:border="none"/>
      <style:text-properties fo:font-weight="bold" officeooo:rsid="000f19b2" officeooo:paragraph-rsid="000f19b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99bc"/>
    </style:style>
    <style:style style:name="T3" style:family="text">
      <style:text-properties officeooo:rsid="000e1bf4"/>
    </style:style>
    <style:style style:name="T4" style:family="text">
      <style:text-properties officeooo:rsid="0010dc07"/>
    </style:style>
    <style:style style:name="T5" style:family="text">
      <style:text-properties officeooo:rsid="0012300a"/>
    </style:style>
    <style:style style:name="T6" style:family="text">
      <style:text-properties officeooo:rsid="00136a44"/>
    </style:style>
    <style:style style:name="T7" style:family="text">
      <style:text-properties officeooo:rsid="00154f5e"/>
    </style:style>
    <style:style style:name="T8" style:family="text">
      <style:text-properties loext:padding="0cm" loext:border="none"/>
    </style:style>
    <style:style style:name="T9" style:family="text">
      <style:text-properties officeooo:rsid="0015bcb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structions:</text:p>
      <text:list xml:id="list2451062290" text:style-name="L5">
        <text:list-item>
          <text:p text:style-name="P11">Your main goal here is to have as little global code as possible. <text:span text:style-name="T1">Try tucking everything away inside of a module or factory</text:span>. </text:p>
        </text:list-item>
        <text:list-item>
          <text:p text:style-name="P11">Rule of thumb: if you only ever need ONE of something (gameBoard, displayController), use a module. If you need multiples of something (players!), create them with factories.</text:p>
        </text:list-item>
      </text:list>
      <text:list xml:id="list3924496626" text:style-name="L6">
        <text:list-item>
          <text:p text:style-name="P14">You’re going to store the gameboard as an array inside of a Gameboard object</text:p>
        </text:list-item>
        <text:list-item>
          <text:p text:style-name="P12">Your players are also going to be stored in objects</text:p>
        </text:list-item>
        <text:list-item>
          <text:p text:style-name="P12"><text:span text:style-name="T3">Y</text:span>ou’re probably going to want an object to control the flow of the game itself.</text:p>
        </text:list-item>
      </text:list>
      <text:p text:style-name="P15"/>
      <text:p text:style-name="P15"/>
      <text:p text:style-name="P16">My pseudocode:</text:p>
      <text:list xml:id="list979744742" text:style-name="L2">
        <text:list-item>
          <text:p text:style-name="P1"><text:span text:style-name="T2">Okay – this first step is a LOT. It’s whole projects in earlier stages. </text:span></text:p>
        </text:list-item>
        <text:list-item>
          <text:p text:style-name="P1"><text:span text:style-name="T2">Don’t make the same mistake you made with the Library – start with pseudocode, and follow the steps one at a time. Don’t move from 1 until it’s perfect.</text:span></text:p>
          <text:p text:style-name="P1"/>
        </text:list-item>
      </text:list>
      <text:list xml:id="list1580239783" text:style-name="L4">
        <text:list-item>
          <text:p text:style-name="P2">Make a gameboard object <text:span text:style-name="T7">using a module</text:span></text:p>
        </text:list-item>
        <text:list-item>
          <text:p text:style-name="P3">Make an array inside of the gameboard object</text:p>
        </text:list-item>
      </text:list>
      <text:list xml:id="list1799950901" text:style-name="L7">
        <text:list-item>
          <text:list>
            <text:list-item>
              <text:p text:style-name="P4"><text:span text:style-name="T5">1 and 2</text:span><text:span text:style-name="T4"> likely just refers to a blank array inside of an object. Don’t overthink it </text:span><text:span text:style-name="T5">and try o add what you “think” a gameboard object will need</text:span><text:span text:style-name="T4">. </text:span><text:span text:style-name="T5">Doing the bare minimum in programming isn’t being lazy – it’s being efficient.</text:span></text:p>
            </text:list-item>
          </text:list>
        </text:list-item>
      </text:list>
      <text:list xml:id="list115246243417443" text:continue-list="list1580239783" text:style-name="L4">
        <text:list-item>
          <text:p text:style-name="P6">Store “player1” and player<text:span text:style-name="T7">2</text:span>” inside of objects</text:p>
          <text:list>
            <text:list-item>
              <text:p text:style-name="P5"><text:span text:style-name="T6">What are player1 and player2? They need to be objects with arrays stored inside of them too, </text:span><text:span text:style-name="T7">as they will hold score data</text:span><text:span text:style-name="T6">. </text:span></text:p>
            </text:list-item>
          </text:list>
        </text:list-item>
        <text:list-item>
          <text:p text:style-name="P7">Put all of this inside of a factory function – everything needs to be “tucked away inside of a module or factory”</text:p>
        </text:list-item>
        <text:list-item>
          <text:p text:style-name="P8">Set up HTML</text:p>
        </text:list-item>
      </text:list>
      <text:list xml:id="list4265299802" text:style-name="L10">
        <text:list-item>
          <text:list>
            <text:list-item>
              <text:p text:style-name="P10">Create basic DIVs to hold the gameboard data</text:p>
            </text:list-item>
          </text:list>
        </text:list-item>
      </text:list>
      <text:list xml:id="list115247035888361" text:continue-list="list115246243417443" text:style-name="L4">
        <text:list-item>
          <text:p text:style-name="P8"><text:span text:style-name="T9">W</text:span>rite a JavaScript function that will render the contents of the gameboard array to the webpage </text:p>
        </text:list-item>
      </text:list>
      <text:list xml:id="list1056560155" text:style-name="L9">
        <text:list-item>
          <text:list>
            <text:list-item>
              <text:p text:style-name="P9"><text:span text:style-name="T9">M</text:span>anually fill in the array with <text:span text:style-name="Source_20_Text"><text:span text:style-name="T8">"X"</text:span></text:span>s and <text:span text:style-name="Source_20_Text"><text:span text:style-name="T8">"O"</text:span></text:span>s <text:span text:style-name="T9">so you can test whether the data is being sent correctly</text:span>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08:34:37.612981770</meta:creation-date>
    <meta:generator>LibreOffice/6.4.7.2$Linux_X86_64 LibreOffice_project/40$Build-2</meta:generator>
    <dc:date>2022-09-26T11:52:45.322394858</dc:date>
    <meta:editing-duration>PT2H17M25S</meta:editing-duration>
    <meta:editing-cycles>6</meta:editing-cycles>
    <meta:document-statistic meta:table-count="0" meta:image-count="0" meta:object-count="0" meta:page-count="1" meta:paragraph-count="21" meta:word-count="305" meta:character-count="1625" meta:non-whitespace-character-count="1348"/>
  </office:meta>
</office:document-meta>
</file>